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apéis_5f_e_5f_reponabilidades" style:display-name="Papéis_e_reponabilidades" style:family="table">
      <style:table-properties style:width="17cm" table:align="margins"/>
    </style:style>
    <style:style style:name="Papéis_5f_e_5f_reponabilidades.A" style:display-name="Papéis_e_reponabilidades.A" style:family="table-column">
      <style:table-column-properties style:column-width="8.5cm" style:rel-column-width="32767*"/>
    </style:style>
    <style:style style:name="Papéis_5f_e_5f_reponabilidades.B" style:display-name="Papéis_e_reponabilidades.B" style:family="table-column">
      <style:table-column-properties style:column-width="8.5cm" style:rel-column-width="32768*"/>
    </style:style>
    <style:style style:name="Papéis_5f_e_5f_reponabilidades.A1" style:display-name="Papéis_e_reponabilidades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péis_5f_e_5f_reponabilidades.B1" style:display-name="Papéis_e_reponabilidades.B1" style:family="table-cell">
      <style:table-cell-properties fo:background-color="#59c5c7" fo:padding="0.097cm" fo:border="0.05pt solid #000000">
        <style:background-image/>
      </style:table-cell-properties>
    </style:style>
    <style:style style:name="Papéis_5f_e_5f_reponabilidades.A2" style:display-name="Papéis_e_reponabilidades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Papéis_5f_e_5f_reponabilidades.B2" style:display-name="Papéis_e_reponabilidades.B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apéis_5f_e_5f_reponabilidades.B3" style:display-name="Papéis_e_reponabilidades.B3" style:family="table-cell">
      <style:table-cell-properties fo:background-color="#59c5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e0efd4" fo:padding="0.097cm" fo:border="0.05pt solid #000000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59c5c7" fo:padding="0.097cm" fo:border="0.05pt solid #000000">
        <style:background-image/>
      </style:table-cell-properties>
    </style:style>
    <style:style style:name="Tabela1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Tabela1.C3" style:family="table-cell">
      <style:table-cell-properties fo:background-color="#59c5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59c5c7" fo:padding="0.097cm" fo:border="0.05pt solid #000000">
        <style:background-image/>
      </style:table-cell-properties>
    </style:style>
    <style:style style:name="Tabela3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Tabela3.C3" style:family="table-cell">
      <style:table-cell-properties fo:background-color="#59c5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be9d2"/>
    </style:style>
    <style:style style:name="P3" style:family="paragraph" style:parent-style-name="Standard">
      <style:paragraph-properties fo:text-align="start" style:justify-single-word="false"/>
      <style:text-properties officeooo:rsid="001c6494" officeooo:paragraph-rsid="001c6494"/>
    </style:style>
    <style:style style:name="P4" style:family="paragraph" style:parent-style-name="Standard">
      <style:paragraph-properties fo:text-align="start" style:justify-single-word="false"/>
      <style:text-properties officeooo:rsid="001c6494" officeooo:paragraph-rsid="002be9d2"/>
    </style:style>
    <style:style style:name="P5" style:family="paragraph" style:parent-style-name="Text_20_body">
      <style:text-properties officeooo:rsid="001be7b4" officeooo:paragraph-rsid="001be7b4"/>
    </style:style>
    <style:style style:name="P6" style:family="paragraph" style:parent-style-name="Table_20_Contents">
      <style:paragraph-properties fo:text-align="center" style:justify-single-word="false"/>
      <style:text-properties officeooo:rsid="001a353c" officeooo:paragraph-rsid="001be7b4"/>
    </style:style>
    <style:style style:name="P7" style:family="paragraph" style:parent-style-name="Table_20_Contents">
      <style:paragraph-properties fo:text-align="center" style:justify-single-word="false"/>
      <style:text-properties officeooo:rsid="001a353c" officeooo:paragraph-rsid="001c6494"/>
    </style:style>
    <style:style style:name="P8" style:family="paragraph" style:parent-style-name="Table_20_Contents">
      <style:paragraph-properties fo:text-align="center" style:justify-single-word="false"/>
      <style:text-properties officeooo:rsid="001a353c" officeooo:paragraph-rsid="002be9d2"/>
    </style:style>
    <style:style style:name="P9" style:family="paragraph" style:parent-style-name="Table_20_Contents">
      <style:text-properties officeooo:rsid="001a353c" officeooo:paragraph-rsid="001be7b4"/>
    </style:style>
    <style:style style:name="P10" style:family="paragraph" style:parent-style-name="Table_20_Contents">
      <style:text-properties officeooo:rsid="001a353c" officeooo:paragraph-rsid="001c6494"/>
    </style:style>
    <style:style style:name="P11" style:family="paragraph" style:parent-style-name="Table_20_Contents">
      <style:text-properties officeooo:rsid="001a353c" officeooo:paragraph-rsid="002be9d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353c" officeooo:paragraph-rsid="001a353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6494" officeooo:paragraph-rsid="001c649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c6494" officeooo:paragraph-rsid="002be9d2" style:font-weight-asian="bold" style:font-weight-complex="bold"/>
    </style:style>
    <style:style style:name="P15" style:family="paragraph" style:parent-style-name="Table_20_Contents">
      <style:text-properties officeooo:paragraph-rsid="001be7b4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be7b4"/>
    </style:style>
    <style:style style:name="P18" style:family="paragraph" style:parent-style-name="Table_20_Contents">
      <style:paragraph-properties fo:text-align="center" style:justify-single-word="false"/>
      <style:text-properties officeooo:paragraph-rsid="001a353c"/>
    </style:style>
    <style:style style:name="P19" style:family="paragraph" style:parent-style-name="Table_20_Contents">
      <style:paragraph-properties fo:text-align="center" style:justify-single-word="false"/>
      <style:text-properties officeooo:paragraph-rsid="001c6494"/>
    </style:style>
    <style:style style:name="P20" style:family="paragraph" style:parent-style-name="Table_20_Contents">
      <style:paragraph-properties fo:text-align="center" style:justify-single-word="false"/>
      <style:text-properties officeooo:paragraph-rsid="002350d2"/>
    </style:style>
    <style:style style:name="P21" style:family="paragraph" style:parent-style-name="Table_20_Contents">
      <style:paragraph-properties fo:text-align="center" style:justify-single-word="false"/>
      <style:text-properties officeooo:paragraph-rsid="002b2098"/>
    </style:style>
    <style:style style:name="P22" style:family="paragraph" style:parent-style-name="Table_20_Contents">
      <style:paragraph-properties fo:text-align="center" style:justify-single-word="false"/>
      <style:text-properties officeooo:paragraph-rsid="002be9d2"/>
    </style:style>
    <style:style style:name="P23" style:family="paragraph" style:parent-style-name="Table_20_Contents">
      <style:text-properties officeooo:paragraph-rsid="001c6494"/>
    </style:style>
    <style:style style:name="P24" style:family="paragraph" style:parent-style-name="Table_20_Contents">
      <style:paragraph-properties fo:text-align="center" style:justify-single-word="false"/>
      <style:text-properties officeooo:rsid="001c6494" officeooo:paragraph-rsid="001c6494"/>
    </style:style>
    <style:style style:name="P25" style:family="paragraph" style:parent-style-name="Table_20_Contents">
      <style:paragraph-properties fo:text-align="center" style:justify-single-word="false"/>
      <style:text-properties officeooo:rsid="001c6494" officeooo:paragraph-rsid="002be9d2"/>
    </style:style>
    <style:style style:name="P26" style:family="paragraph" style:parent-style-name="Table_20_Contents">
      <style:paragraph-properties fo:text-align="start" style:justify-single-word="false"/>
      <style:text-properties officeooo:paragraph-rsid="001c6494"/>
    </style:style>
    <style:style style:name="P27" style:family="paragraph" style:parent-style-name="Table_20_Contents">
      <style:paragraph-properties fo:text-align="start" style:justify-single-word="false"/>
      <style:text-properties officeooo:paragraph-rsid="002be9d2"/>
    </style:style>
    <style:style style:name="P28" style:family="paragraph" style:parent-style-name="Table_20_Contents">
      <style:paragraph-properties fo:text-align="center" style:justify-single-word="false"/>
      <style:text-properties officeooo:rsid="0028fd4f" officeooo:paragraph-rsid="0028fd4f"/>
    </style:style>
    <style:style style:name="P29" style:family="paragraph" style:parent-style-name="Table_20_Contents">
      <style:text-properties officeooo:paragraph-rsid="002be9d2"/>
    </style:style>
    <style:style style:name="P30" style:family="paragraph" style:parent-style-name="Table_20_Contents">
      <style:paragraph-properties fo:text-align="center" style:justify-single-word="false"/>
      <style:text-properties officeooo:rsid="0030282e" officeooo:paragraph-rsid="002b2098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font-size="18pt" officeooo:rsid="001dab60" officeooo:paragraph-rsid="001dab60" style:font-size-asian="18pt" style:font-size-complex="18pt"/>
    </style:style>
    <style:style style:name="T1" style:family="text">
      <style:text-properties officeooo:rsid="001a353c"/>
    </style:style>
    <style:style style:name="T2" style:family="text">
      <style:text-properties officeooo:rsid="001dab60"/>
    </style:style>
    <style:style style:name="T3" style:family="text">
      <style:text-properties officeooo:rsid="0020173b"/>
    </style:style>
    <style:style style:name="T4" style:family="text">
      <style:text-properties officeooo:rsid="00220f93"/>
    </style:style>
    <style:style style:name="T5" style:family="text">
      <style:text-properties officeooo:rsid="002350d2"/>
    </style:style>
    <style:style style:name="T6" style:family="text">
      <style:text-properties officeooo:rsid="0023c8b9"/>
    </style:style>
    <style:style style:name="T7" style:family="text">
      <style:text-properties officeooo:rsid="002580a7"/>
    </style:style>
    <style:style style:name="T8" style:family="text">
      <style:text-properties officeooo:rsid="002be9d2"/>
    </style:style>
    <style:style style:name="T9" style:family="text">
      <style:text-properties officeooo:rsid="00329ba3"/>
    </style:style>
    <style:style style:name="T10" style:family="text">
      <style:text-properties officeooo:rsid="0036ba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et Shop Software / Concessionária Web</text:p>
      <text:p text:style-name="P5">1.1 – Papéis e propriedades.</text:p>
      <table:table table:name="Papéis_e_reponabilidades" table:style-name="Papéis_5f_e_5f_reponabilidades">
        <table:table-column table:style-name="Papéis_5f_e_5f_reponabilidades.A"/>
        <table:table-column table:style-name="Papéis_5f_e_5f_reponabilidades.B"/>
        <table:table-row>
          <table:table-cell table:style-name="Papéis_5f_e_5f_reponabilidades.A1" office:value-type="string">
            <text:p text:style-name="P12">Componentes da equipe</text:p>
          </table:table-cell>
          <table:table-cell table:style-name="Papéis_5f_e_5f_reponabilidades.B1" office:value-type="string">
            <text:p text:style-name="P12">Função</text:p>
          </table:table-cell>
        </table:table-row>
        <table:table-row>
          <table:table-cell table:style-name="Papéis_5f_e_5f_reponabilidades.A2" office:value-type="string">
            <text:p text:style-name="P15"><text:s/></text:p>
            <text:p text:style-name="P6">Carlos Henrique Alves Rêgo</text:p>
            <text:p text:style-name="P15"/>
          </table:table-cell>
          <table:table-cell table:style-name="Papéis_5f_e_5f_reponabilidades.B2" office:value-type="string">
            <text:p text:style-name="P18"/>
            <text:p text:style-name="P18"><text:s/><text:span text:style-name="T1">Tester / Programador</text:span></text:p>
          </table:table-cell>
        </table:table-row>
        <table:table-row>
          <table:table-cell table:style-name="Papéis_5f_e_5f_reponabilidades.A2" office:value-type="string">
            <text:p text:style-name="P9"><text:s/></text:p>
            <text:p text:style-name="P6">Filipi Desidério Diógenes Lima</text:p>
            <text:p text:style-name="P9"/>
          </table:table-cell>
          <table:table-cell table:style-name="Papéis_5f_e_5f_reponabilidades.B3" office:value-type="string">
            <text:p text:style-name="P17"><text:s/></text:p>
            <text:p text:style-name="P6">Redator / Programador</text:p>
          </table:table-cell>
        </table:table-row>
        <table:table-row>
          <table:table-cell table:style-name="Papéis_5f_e_5f_reponabilidades.A2" office:value-type="string">
            <text:p text:style-name="P15"><text:s/></text:p>
            <text:p text:style-name="P6">João Carlos Nogueira Ribeiro</text:p>
            <text:p text:style-name="Table_20_Contents"/>
          </table:table-cell>
          <table:table-cell table:style-name="Papéis_5f_e_5f_reponabilidades.B2" office:value-type="string">
            <text:p text:style-name="P16"/>
            <text:p text:style-name="P16"><text:s/><text:span text:style-name="T1">Líder / Programador</text:span></text:p>
          </table:table-cell>
        </table:table-row>
        <table:table-row>
          <table:table-cell table:style-name="Papéis_5f_e_5f_reponabilidades.A2" office:value-type="string">
            <text:p text:style-name="P15"><text:s/></text:p>
            <text:p text:style-name="P6">Lôwrrana Cássia de Bessa Freitas</text:p>
            <text:p text:style-name="P15"/>
          </table:table-cell>
          <table:table-cell table:style-name="Papéis_5f_e_5f_reponabilidades.B3" office:value-type="string">
            <text:p text:style-name="P17"><text:s/></text:p>
            <text:p text:style-name="P6">Designer / Programador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8"><text:s text:c="82"/>Matheus de Sousa Alves</text:p>
          </table:table-cell>
          <table:table-cell table:style-name="Tabela2.B1" office:value-type="string">
            <text:p text:style-name="P21"><text:s/></text:p>
            <text:p text:style-name="P30">Programado<text:span text:style-name="T9">r Geral</text:span></text:p>
            <text:p text:style-name="P16"/>
          </table:table-cell>
        </table:table-row>
      </table:table>
      <text:p text:style-name="P1"/>
      <text:p text:style-name="P1"/>
      <text:p text:style-name="P3">1.2 – Cronograma de Desenvolvimento de Software. </text:p>
      <text:p text:style-name="P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3">Atividade</text:p>
          </table:table-cell>
          <table:table-cell table:style-name="Tabela1.A1" office:value-type="string">
            <text:p text:style-name="P13">Data de Inicio</text:p>
          </table:table-cell>
          <table:table-cell table:style-name="Tabela1.C1" office:value-type="string">
            <text:p text:style-name="P13">Data de Conclusão</text:p>
          </table:table-cell>
        </table:table-row>
        <table:table-row>
          <table:table-cell table:style-name="Tabela1.A2" office:value-type="string">
            <text:p text:style-name="P23"><text:s/></text:p>
            <text:p text:style-name="P24">Interpretação do documento de especificação de requisitos</text:p>
            <text:p text:style-name="P23"/>
          </table:table-cell>
          <table:table-cell table:style-name="Tabela1.B2" office:value-type="string">
            <text:p text:style-name="P19"/>
            <text:p text:style-name="P19"><text:span text:style-name="T2">06 </text:span>/ <text:span text:style-name="T2">02 </text:span>/ <text:span text:style-name="T2">2019</text:span></text:p>
          </table:table-cell>
          <table:table-cell table:style-name="Tabela1.C2" office:value-type="string">
            <text:p text:style-name="P19"/>
            <text:p text:style-name="P19"><text:span text:style-name="T3">08 </text:span>/ <text:span text:style-name="T3">02 </text:span>/ <text:span text:style-name="T3">2019</text:span></text:p>
          </table:table-cell>
        </table:table-row>
        <table:table-row>
          <table:table-cell table:style-name="Tabela1.A2" office:value-type="string">
            <text:p text:style-name="P10"><text:s/></text:p>
            <text:p text:style-name="P24">Modelagem do banco de dados</text:p>
            <text:p text:style-name="P10"/>
          </table:table-cell>
          <table:table-cell table:style-name="Tabela1.B3" office:value-type="string">
            <text:p text:style-name="P19"/>
            <text:p text:style-name="P7"><text:span text:style-name="T4">08 / 02 </text:span>/ <text:span text:style-name="T4">2019</text:span></text:p>
          </table:table-cell>
          <table:table-cell table:style-name="Tabela1.C3" office:value-type="string">
            <text:p text:style-name="P19"/>
            <text:p text:style-name="P19"><text:span text:style-name="T4">12 </text:span>/ <text:span text:style-name="T5">02 </text:span>/ <text:span text:style-name="T5">2019</text:span></text:p>
            <text:p text:style-name="P19"/>
          </table:table-cell>
        </table:table-row>
        <table:table-row>
          <table:table-cell table:style-name="Tabela1.A2" office:value-type="string">
            <text:p text:style-name="P23"><text:s/></text:p>
            <text:p text:style-name="P24">Construção do banco de dados</text:p>
            <text:p text:style-name="P23"/>
          </table:table-cell>
          <table:table-cell table:style-name="Tabela1.B2" office:value-type="string">
            <text:p text:style-name="P26"/>
            <text:p text:style-name="P19"><text:span text:style-name="T4">12 </text:span>/ <text:span text:style-name="T5">02 </text:span>/ <text:span text:style-name="T5">2019</text:span></text:p>
          </table:table-cell>
          <table:table-cell table:style-name="Tabela1.C2" office:value-type="string">
            <text:p text:style-name="P19"/>
            <text:p text:style-name="P19"><text:span text:style-name="T5">15 </text:span>/ <text:span text:style-name="T5">02 </text:span>/ <text:span text:style-name="T5">2019</text:span></text:p>
          </table:table-cell>
        </table:table-row>
        <table:table-row>
          <table:table-cell table:style-name="Tabela1.A2" office:value-type="string">
            <text:p text:style-name="P23"/>
            <text:p text:style-name="P24">Desenvolvimento da Interface</text:p>
            <text:p text:style-name="P23"/>
          </table:table-cell>
          <table:table-cell table:style-name="Tabela1.B2" office:value-type="string">
            <text:p text:style-name="P19"/>
            <text:p text:style-name="P19"><text:span text:style-name="T4">19 </text:span>/ <text:span text:style-name="T5">02 </text:span>/ <text:span text:style-name="T5">2019</text:span></text:p>
          </table:table-cell>
          <table:table-cell table:style-name="Tabela1.C2" office:value-type="string">
            <text:p text:style-name="P19"/>
            <text:p text:style-name="P19"><text:span text:style-name="T4">25 </text:span>/ <text:span text:style-name="T4">02 </text:span>/ <text:span text:style-name="T5">2019</text:span></text:p>
          </table:table-cell>
        </table:table-row>
        <table:table-row>
          <table:table-cell table:style-name="Tabela1.A2" office:value-type="string">
            <text:p text:style-name="P23"><text:s/></text:p>
            <text:p text:style-name="P24">Programação</text:p>
            <text:p text:style-name="P23"/>
          </table:table-cell>
          <table:table-cell table:style-name="Tabela1.B3" office:value-type="string">
            <text:p text:style-name="P20"><text:s/></text:p>
            <text:p text:style-name="P20"><text:span text:style-name="T4">25 </text:span>/ <text:span text:style-name="T4">02 </text:span>/ <text:span text:style-name="T5">2019</text:span></text:p>
          </table:table-cell>
          <table:table-cell table:style-name="Tabela1.C3" office:value-type="string">
            <text:p text:style-name="P19"/>
            <text:p text:style-name="P19"><text:span text:style-name="T4">01 </text:span>/ <text:span text:style-name="T4">03 </text:span>/ <text:span text:style-name="T5">2019</text:span></text:p>
          </table:table-cell>
        </table:table-row>
        <table:table-row>
          <table:table-cell table:style-name="Tabela1.A2" office:value-type="string">
            <text:p text:style-name="P23"/>
            <text:p text:style-name="P24">Testes</text:p>
          </table:table-cell>
          <table:table-cell table:style-name="Tabela1.B3" office:value-type="string">
            <text:p text:style-name="P19"/>
            <text:p text:style-name="P19"><text:span text:style-name="T5">19 </text:span>/ <text:span text:style-name="T6">02 </text:span>/ <text:span text:style-name="T6">2019</text:span></text:p>
            <text:p text:style-name="P19"/>
          </table:table-cell>
          <table:table-cell table:style-name="Tabela1.C3" office:value-type="string">
            <text:p text:style-name="P19"/>
            <text:p text:style-name="P19"><text:span text:style-name="T5">01 </text:span>/ <text:span text:style-name="T5">03 </text:span>/ <text:span text:style-name="T7">2019</text:span></text:p>
          </table:table-cell>
        </table:table-row>
      </table:table>
      <text:p text:style-name="P4"/>
      <text:p text:style-name="P4"/>
      <text:p text:style-name="P4"/>
      <text:p text:style-name="P4"><text:soft-page-break/>1.<text:span text:style-name="T10">3</text:span> – Cronograma de Desenvolvimento de <text:span text:style-name="T8">Web</text:span>. </text:p>
      <text:p text:style-name="P4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4">Atividade</text:p>
          </table:table-cell>
          <table:table-cell table:style-name="Tabela3.A1" office:value-type="string">
            <text:p text:style-name="P14">Data de Inicio</text:p>
          </table:table-cell>
          <table:table-cell table:style-name="Tabela3.C1" office:value-type="string">
            <text:p text:style-name="P14">Data de Conclusão</text:p>
          </table:table-cell>
        </table:table-row>
        <table:table-row>
          <table:table-cell table:style-name="Tabela3.A2" office:value-type="string">
            <text:p text:style-name="P29"><text:s/></text:p>
            <text:p text:style-name="P25">Interpretação do documento de especificação de requisitos</text:p>
            <text:p text:style-name="P29"/>
          </table:table-cell>
          <table:table-cell table:style-name="Tabela3.B2" office:value-type="string">
            <text:p text:style-name="P22"/>
            <text:p text:style-name="P22"><text:span text:style-name="T2">05 </text:span>/ <text:span text:style-name="T2">02 </text:span>/ <text:span text:style-name="T2">2019</text:span></text:p>
          </table:table-cell>
          <table:table-cell table:style-name="Tabela3.C2" office:value-type="string">
            <text:p text:style-name="P22"/>
            <text:p text:style-name="P22"><text:span text:style-name="T3">08 </text:span>/ <text:span text:style-name="T3">02 </text:span>/ <text:span text:style-name="T3">2019</text:span></text:p>
          </table:table-cell>
        </table:table-row>
        <table:table-row>
          <table:table-cell table:style-name="Tabela3.A2" office:value-type="string">
            <text:p text:style-name="P11"><text:s/></text:p>
            <text:p text:style-name="P25">Modelagem do banco de dados</text:p>
            <text:p text:style-name="P11"/>
          </table:table-cell>
          <table:table-cell table:style-name="Tabela3.B3" office:value-type="string">
            <text:p text:style-name="P22"/>
            <text:p text:style-name="P8"><text:span text:style-name="T4">08 / 02 </text:span>/ <text:span text:style-name="T4">2019</text:span></text:p>
          </table:table-cell>
          <table:table-cell table:style-name="Tabela3.C3" office:value-type="string">
            <text:p text:style-name="P22"/>
            <text:p text:style-name="P22"><text:span text:style-name="T4">11 </text:span>/ <text:span text:style-name="T5">02 </text:span>/ <text:span text:style-name="T5">2019</text:span></text:p>
            <text:p text:style-name="P22"/>
          </table:table-cell>
        </table:table-row>
        <table:table-row>
          <table:table-cell table:style-name="Tabela3.A2" office:value-type="string">
            <text:p text:style-name="P29"><text:s/></text:p>
            <text:p text:style-name="P25">Construção do banco de dados</text:p>
            <text:p text:style-name="P29"/>
          </table:table-cell>
          <table:table-cell table:style-name="Tabela3.B2" office:value-type="string">
            <text:p text:style-name="P27"/>
            <text:p text:style-name="P22"><text:span text:style-name="T4">11 </text:span>/ <text:span text:style-name="T5">02 </text:span>/ <text:span text:style-name="T5">2019</text:span></text:p>
          </table:table-cell>
          <table:table-cell table:style-name="Tabela3.C2" office:value-type="string">
            <text:p text:style-name="P22"/>
            <text:p text:style-name="P22"><text:span text:style-name="T5">14 </text:span>/ <text:span text:style-name="T5">02 </text:span>/ <text:span text:style-name="T5">2019</text:span></text:p>
          </table:table-cell>
        </table:table-row>
        <table:table-row>
          <table:table-cell table:style-name="Tabela3.A2" office:value-type="string">
            <text:p text:style-name="P29"/>
            <text:p text:style-name="P25">Desenvolvimento da Interface</text:p>
            <text:p text:style-name="P29"/>
          </table:table-cell>
          <table:table-cell table:style-name="Tabela3.B2" office:value-type="string">
            <text:p text:style-name="P22"/>
            <text:p text:style-name="P22"><text:span text:style-name="T4">18 </text:span>/ <text:span text:style-name="T5">02 </text:span>/ <text:span text:style-name="T5">2019</text:span></text:p>
          </table:table-cell>
          <table:table-cell table:style-name="Tabela3.C2" office:value-type="string">
            <text:p text:style-name="P22"/>
            <text:p text:style-name="P22"><text:span text:style-name="T4">22 </text:span>/ <text:span text:style-name="T4">03 </text:span>/ <text:span text:style-name="T5">2019</text:span></text:p>
          </table:table-cell>
        </table:table-row>
        <table:table-row>
          <table:table-cell table:style-name="Tabela3.A2" office:value-type="string">
            <text:p text:style-name="P29"><text:s/></text:p>
            <text:p text:style-name="P25">Programação</text:p>
            <text:p text:style-name="P29"/>
          </table:table-cell>
          <table:table-cell table:style-name="Tabela3.B3" office:value-type="string">
            <text:p text:style-name="P22"><text:s/></text:p>
            <text:p text:style-name="P22"><text:span text:style-name="T4">25 </text:span>/ <text:span text:style-name="T4">03 </text:span>/ <text:span text:style-name="T5">2019</text:span></text:p>
          </table:table-cell>
          <table:table-cell table:style-name="Tabela3.C3" office:value-type="string">
            <text:p text:style-name="P22"/>
            <text:p text:style-name="P22"><text:span text:style-name="T4">01 </text:span>/ <text:span text:style-name="T4">03 </text:span>/ <text:span text:style-name="T5">2019</text:span></text:p>
          </table:table-cell>
        </table:table-row>
        <table:table-row>
          <table:table-cell table:style-name="Tabela3.A2" office:value-type="string">
            <text:p text:style-name="P29"/>
            <text:p text:style-name="P25">Testes</text:p>
          </table:table-cell>
          <table:table-cell table:style-name="Tabela3.B3" office:value-type="string">
            <text:p text:style-name="P22"/>
            <text:p text:style-name="P22"><text:span text:style-name="T5">18 </text:span>/ <text:span text:style-name="T6">02 </text:span>/ <text:span text:style-name="T6">2019</text:span></text:p>
            <text:p text:style-name="P22"/>
          </table:table-cell>
          <table:table-cell table:style-name="Tabela3.C3" office:value-type="string">
            <text:p text:style-name="P22"/>
            <text:p text:style-name="P22"><text:span text:style-name="T5">01 </text:span>/ <text:span text:style-name="T5">03 </text:span>/ <text:span text:style-name="T7">2019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45:09.913084231</meta:creation-date>
    <dc:date>2019-02-11T15:22:22.196035704</dc:date>
    <meta:editing-duration>PT54M3S</meta:editing-duration>
    <meta:editing-cycles>22</meta:editing-cycles>
    <meta:generator>LibreOffice/5.4.6.2$Linux_X86_64 LibreOffice_project/40m0$Build-2</meta:generator>
    <meta:document-statistic meta:table-count="4" meta:image-count="0" meta:object-count="0" meta:page-count="2" meta:paragraph-count="75" meta:word-count="239" meta:character-count="1254" meta:non-whitespace-character-count="967"/>
  </office:meta>
</office:document-meta>
</file>